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cd00"/>
    </style:style>
    <style:style style:name="gr4" style:family="graphic" style:parent-style-name="standard">
      <style:graphic-properties svg:stroke-width="0.1cm" draw:fill-color="#cdcd00"/>
    </style:style>
    <style:style style:name="gr5" style:family="graphic" style:parent-style-name="standard">
      <style:graphic-properties svg:stroke-width="0.1cm" draw:fill-color="#cd0000"/>
    </style:style>
    <style:style style:name="gr6" style:family="graphic" style:parent-style-name="standard">
      <style:graphic-properties svg:stroke-width="0.1cm" draw:fill-color="#cdcdbd"/>
    </style:style>
    <style:style style:name="gr7" style:family="graphic" style:parent-style-name="standard">
      <style:graphic-properties svg:stroke-width="0.1cm" draw:fill-color="#cdcdc1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5cm"/>
          <draw:glue-point draw:id="6" svg:x="5cm" svg:y="5cm"/>
          <draw:glue-point draw:id="7" svg:x="5cm" svg:y="-5cm"/>
          <draw:glue-point draw:id="8" svg:x="-5cm" svg:y="0cm"/>
          <draw:glue-point draw:id="9" svg:x="5cm" svg:y="0cm"/>
          <draw:glue-point draw:id="10" svg:x="0cm" svg:y="-5cm"/>
          <draw:glue-point draw:id="11" svg:x="0cm" svg:y="5cm"/>
          <draw:glue-point draw:id="12" svg:x="-2cm" svg:y="0cm"/>
          <draw:rect draw:style-name="gr1" draw:layer="layout" svg:width="0.667cm" svg:height="2cm" svg:x="0cm" svg:y="0cm">
            <text:p/>
          </draw:rect>
          <draw:rect draw:style-name="gr2" draw:layer="layout" svg:width="0.667cm" svg:height="2cm" svg:x="0cm" svg:y="0cm">
            <text:p/>
          </draw:rect>
          <draw:rect draw:style-name="gr1" draw:layer="layout" svg:width="0.533cm" svg:height="0.8cm" svg:x="0.067cm" svg:y="0.067cm">
            <text:p/>
          </draw:rect>
          <draw:rect draw:style-name="gr2" draw:layer="layout" svg:width="0.533cm" svg:height="0.8cm" svg:x="0.067cm" svg:y="0.067cm">
            <text:p/>
          </draw:rect>
          <draw:line draw:style-name="gr2" draw:layer="layout" svg:x1="0.067cm" svg:y1="0.2cm" svg:x2="0.6cm" svg:y2="0.2cm">
            <text:p/>
          </draw:line>
          <draw:line draw:style-name="gr2" draw:layer="layout" svg:x1="0.6cm" svg:y1="0.333cm" svg:x2="0.067cm" svg:y2="0.333cm">
            <text:p/>
          </draw:line>
          <draw:line draw:style-name="gr2" draw:layer="layout" svg:x1="0.067cm" svg:y1="0.467cm" svg:x2="0.6cm" svg:y2="0.467cm">
            <text:p/>
          </draw:line>
          <draw:line draw:style-name="gr2" draw:layer="layout" svg:x1="0.067cm" svg:y1="0.6cm" svg:x2="0.6cm" svg:y2="0.6cm">
            <text:p/>
          </draw:line>
          <draw:line draw:style-name="gr2" draw:layer="layout" svg:x1="0.6cm" svg:y1="0.733cm" svg:x2="0.067cm" svg:y2="0.733cm">
            <text:p/>
          </draw:line>
          <draw:rect draw:style-name="gr1" draw:layer="layout" svg:width="0.367cm" svg:height="0.2cm" svg:x="0.067cm" svg:y="0.933cm">
            <text:p/>
          </draw:rect>
          <draw:rect draw:style-name="gr2" draw:layer="layout" svg:width="0.367cm" svg:height="0.2cm" svg:x="0.067cm" svg:y="0.933cm">
            <text:p/>
          </draw:rect>
          <draw:line draw:style-name="gr2" draw:layer="layout" svg:x1="0cm" svg:y1="1.267cm" svg:x2="0.667cm" svg:y2="1.267cm">
            <text:p/>
          </draw:line>
          <draw:rect draw:style-name="gr3" draw:layer="layout" svg:width="0.033cm" svg:height="0.033cm" svg:x="0.3cm" svg:y="1.333cm">
            <text:p/>
          </draw:rect>
          <draw:rect draw:style-name="gr2" draw:layer="layout" svg:width="0.033cm" svg:height="0.033cm" svg:x="0.3cm" svg:y="1.333cm">
            <text:p/>
          </draw:rect>
          <draw:rect draw:style-name="gr4" draw:layer="layout" svg:width="0.033cm" svg:height="0.033cm" svg:x="0.433cm" svg:y="1.333cm">
            <text:p/>
          </draw:rect>
          <draw:rect draw:style-name="gr2" draw:layer="layout" svg:width="0.033cm" svg:height="0.033cm" svg:x="0.433cm" svg:y="1.333cm">
            <text:p/>
          </draw:rect>
          <draw:rect draw:style-name="gr5" draw:layer="layout" svg:width="0.033cm" svg:height="0.033cm" svg:x="0.567cm" svg:y="1.333cm">
            <text:p/>
          </draw:rect>
          <draw:rect draw:style-name="gr2" draw:layer="layout" svg:width="0.033cm" svg:height="0.033cm" svg:x="0.567cm" svg:y="1.333cm">
            <text:p/>
          </draw:rect>
          <draw:rect draw:style-name="gr6" draw:layer="layout" svg:width="0.067cm" svg:height="0.067cm" svg:x="0.533cm" svg:y="1.133cm">
            <text:p/>
          </draw:rect>
          <draw:rect draw:style-name="gr2" draw:layer="layout" svg:width="0.067cm" svg:height="0.067cm" svg:x="0.533cm" svg:y="1.133cm">
            <text:p/>
          </draw:rect>
          <draw:line draw:style-name="gr2" draw:layer="layout" svg:x1="0.067cm" svg:y1="1.033cm" svg:x2="0.433cm" svg:y2="1.033cm">
            <text:p/>
          </draw:line>
          <draw:rect draw:style-name="gr6" draw:layer="layout" svg:width="0.1cm" svg:height="0.1cm" svg:x="0.067cm" svg:y="1.3cm">
            <text:p/>
          </draw:rect>
          <draw:rect draw:style-name="gr2" draw:layer="layout" svg:width="0.1cm" svg:height="0.1cm" svg:x="0.067cm" svg:y="1.3cm">
            <text:p/>
          </draw:rect>
          <draw:rect draw:style-name="gr7" draw:layer="layout" svg:width="0.467cm" svg:height="0.033cm" svg:x="0.1cm" svg:y="0.767cm">
            <text:p/>
          </draw:rect>
          <draw:rect draw:style-name="gr2" draw:layer="layout" svg:width="0.467cm" svg:height="0.033cm" svg:x="0.1cm" svg:y="0.767cm">
            <text:p/>
          </draw:rect>
          <draw:line draw:style-name="gr2" draw:layer="layout" svg:x1="0.1cm" svg:y1="0.967cm" svg:x2="0.4cm" svg:y2="0.967cm">
            <text:p/>
          </draw:line>
          <draw:line draw:style-name="gr2" draw:layer="layout" svg:x1="0.4cm" svg:y1="1cm" svg:x2="0.367cm" svg:y2="1cm">
            <text:p/>
          </draw:line>
          <draw:line draw:style-name="gr2" draw:layer="layout" svg:x1="0.1cm" svg:y1="1cm" svg:x2="0.133cm" svg:y2="1cm">
            <text:p/>
          </draw:line>
          <draw:rect draw:style-name="gr7" draw:layer="layout" svg:width="0.167cm" svg:height="0.033cm" svg:x="0.167cm" svg:y="0.967cm">
            <text:p/>
          </draw:rect>
          <draw:rect draw:style-name="gr2" draw:layer="layout" svg:width="0.167cm" svg:height="0.033cm" svg:x="0.167cm" svg:y="0.967cm">
            <text:p/>
          </draw:rect>
          <draw:line draw:style-name="gr2" draw:layer="layout" svg:x1="0.1cm" svg:y1="0.833cm" svg:x2="0.133cm" svg:y2="0.833cm">
            <text:p/>
          </draw:line>
          <draw:line draw:style-name="gr2" draw:layer="layout" svg:x1="0.167cm" svg:y1="0.833cm" svg:x2="0.2cm" svg:y2="0.833cm">
            <text:p/>
          </draw:line>
          <draw:line draw:style-name="gr2" draw:layer="layout" svg:x1="0.5cm" svg:y1="0.833cm" svg:x2="0.567cm" svg:y2="0.833cm">
            <text:p/>
          </draw:line>
          <draw:line draw:style-name="gr2" draw:layer="layout" svg:x1="0.033cm" svg:y1="1.967cm" svg:x2="0.633cm" svg:y2="1.967cm">
            <text:p/>
          </draw:line>
          <draw:line draw:style-name="gr2" draw:layer="layout" svg:x1="0.633cm" svg:y1="1.933cm" svg:x2="0.033cm" svg:y2="1.933cm">
            <text:p/>
          </draw:line>
          <draw:line draw:style-name="gr2" draw:layer="layout" svg:x1="0.033cm" svg:y1="1.9cm" svg:x2="0.633cm" svg:y2="1.9cm">
            <text:p/>
          </draw:line>
          <draw:line draw:style-name="gr2" draw:layer="layout" svg:x1="0.633cm" svg:y1="1.867cm" svg:x2="0.033cm" svg:y2="1.867cm">
            <text:p/>
          </draw:line>
          <draw:line draw:style-name="gr2" draw:layer="layout" svg:x1="0.033cm" svg:y1="1.833cm" svg:x2="0.633cm" svg:y2="1.833cm">
            <text:p/>
          </draw:line>
          <draw:line draw:style-name="gr2" draw:layer="layout" svg:x1="0.633cm" svg:y1="1.8cm" svg:x2="0.033cm" svg:y2="1.8cm">
            <text:p/>
          </draw:line>
          <draw:line draw:style-name="gr2" draw:layer="layout" svg:x1="0.033cm" svg:y1="1.767cm" svg:x2="0.633cm" svg:y2="1.767cm">
            <text:p/>
          </draw:line>
          <draw:line draw:style-name="gr2" draw:layer="layout" svg:x1="0.633cm" svg:y1="1.733cm" svg:x2="0.033cm" svg:y2="1.733cm">
            <text:p/>
          </draw:line>
          <draw:line draw:style-name="gr2" draw:layer="layout" svg:x1="0.033cm" svg:y1="1.7cm" svg:x2="0.633cm" svg:y2="1.7cm">
            <text:p/>
          </draw:line>
          <draw:line draw:style-name="gr2" draw:layer="layout" svg:x1="0.633cm" svg:y1="1.667cm" svg:x2="0.033cm" svg:y2="1.667cm">
            <text:p/>
          </draw:line>
          <draw:line draw:style-name="gr2" draw:layer="layout" svg:x1="0.033cm" svg:y1="1.633cm" svg:x2="0.633cm" svg:y2="1.633cm">
            <text:p/>
          </draw:line>
          <draw:line draw:style-name="gr2" draw:layer="layout" svg:x1="0.633cm" svg:y1="1.6cm" svg:x2="0.033cm" svg:y2="1.6cm">
            <text:p/>
          </draw:line>
          <draw:line draw:style-name="gr2" draw:layer="layout" svg:x1="0.033cm" svg:y1="1.567cm" svg:x2="0.633cm" svg:y2="1.567cm">
            <text:p/>
          </draw:line>
          <draw:line draw:style-name="gr2" draw:layer="layout" svg:x1="0.633cm" svg:y1="1.533cm" svg:x2="0.033cm" svg:y2="1.5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Bigtower PC</dc:title>
    <meta:creation-date>2011-02-07T17:13:01</meta:creation-date>
    <meta:editing-duration>P0D</meta:editing-duration>
    <meta:editing-cycles>1</meta:editing-cycles>
    <meta:document-statistic meta:object-count="48"/>
    <meta:generator>OpenOffice.org/3.3$Linux OpenOffice.org_project/330m20$Build-9567</meta:generator>
  </office:meta>
</office:document-meta>
</file>